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solid" svg:stroke-width="0.105cm" svg:stroke-color="#78909c" draw:stroke-linejoin="round" svg:stroke-linecap="butt" draw:fill="none" fo:padding-top="0.052cm" fo:padding-bottom="0.052cm" fo:padding-left="0.052cm" fo:padding-right="0.052cm"/>
    </style:style>
    <style:style style:name="gr4" style:family="graphic" style:parent-style-name="standard">
      <style:graphic-properties draw:stroke="solid" svg:stroke-width="0.052cm" svg:stroke-color="#0097a7" draw:stroke-linejoin="round" svg:stroke-linecap="butt" draw:fill="none" fo:padding-top="0.026cm" fo:padding-bottom="0.026cm" fo:padding-left="0.026cm" fo:padding-right="0.026cm"/>
    </style:style>
    <style:style style:name="gr5" style:family="graphic" style:parent-style-name="standard">
      <style:graphic-properties draw:stroke="none" draw:fill="solid" draw:fill-color="#eeeeee"/>
    </style:style>
    <style:style style:name="gr6" style:family="graphic" style:parent-style-name="standard">
      <style:graphic-properties draw:stroke="solid" svg:stroke-width="0.026cm" svg:stroke-color="#ffab40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9" style:family="graphic" style:parent-style-name="standard">
      <style:graphic-properties draw:stroke="dash" draw:stroke-dash="stroke-dash44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4cm" fo:min-width="0.23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26cm" svg:stroke-color="#cccccc" draw:stroke-linejoin="round" svg:stroke-linecap="butt" draw:fill="none" fo:padding-top="0.013cm" fo:padding-bottom="0.013cm" fo:padding-left="0.013cm" fo:padding-right="0.013cm"/>
    </style:style>
    <style:style style:name="gr14" style:family="graphic" style:parent-style-name="standard">
      <style:graphic-properties draw:stroke="solid" svg:stroke-width="0.026cm" svg:stroke-color="#cccccc" draw:stroke-linejoin="miter" svg:stroke-linecap="butt" draw:fill="solid" draw:fill-color="#cccccc" fo:padding-top="0.013cm" fo:padding-bottom="0.013cm" fo:padding-left="0.013cm" fo:padding-right="0.013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eeeee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6.69999980926514pt" style:font-size-asian="6.69999980926514pt" style:font-size-complex="6.69999980926514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solid" draw:fill-color="#cccccc"/>
    </style:style>
    <style:style style:name="T1" style:family="text">
      <style:text-properties fo:color="#000000" loext:opacity="100%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" style:family="text">
      <style:text-properties fo:color="#000000" loext:opacity="100%" style:font-name="Arial" fo:font-size="6.69999980926514pt" fo:font-weight="normal" style:font-size-asian="6.69999980926514pt" style:font-weight-asian="normal" style:font-name-complex="Arial" style:font-size-complex="6.69999980926514pt" style:font-weight-complex="normal"/>
    </style:style>
    <style:style style:name="T3" style:family="text">
      <style:text-properties fo:color="#ffab40" loext:opacity="100%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4" style:family="text">
      <style:text-properties fo:color="#0097a7" loext:opacity="100%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5" style:family="text">
      <style:text-properties fo:color="#78909c" loext:opacity="100%" style:font-name="Arial" fo:font-size="14pt" fo:font-weight="normal" style:font-size-asian="14pt" style:font-weight-asian="normal" style:font-name-complex="Ari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239cm" svg:height="5.079cm" svg:x="0cm" svg:y="0cm" svg:viewBox="0 0 15240 5080" draw:points="0,0 15240,0 15240,5080 0,5080">
          <text:p/>
        </draw:polygon>
        <draw:polygon draw:style-name="gr2" draw:text-style-name="P2" draw:layer="layout" svg:width="0cm" svg:height="2.811cm" svg:x="2.463cm" svg:y="1.445cm" svg:viewBox="0 0 0 2812" draw:points="0,0 0,2812">
          <text:p/>
        </draw:polygon>
        <draw:line draw:style-name="gr3" draw:text-style-name="P3" draw:layer="layout" svg:x1="2.463cm" svg:y1="1.445cm" svg:x2="2.463cm" svg:y2="4.257cm">
          <text:p/>
        </draw:line>
        <draw:polygon draw:style-name="gr2" draw:text-style-name="P2" draw:layer="layout" svg:width="0.013cm" svg:height="1.775cm" svg:x="5.016cm" svg:y="0.968cm" svg:viewBox="0 0 14 1776" draw:points="14,0 0,1776">
          <text:p/>
        </draw:polygon>
        <draw:line draw:style-name="gr4" draw:text-style-name="P3" draw:layer="layout" svg:x1="5.03cm" svg:y1="0.968cm" svg:x2="5.016cm" svg:y2="2.744cm">
          <text:p/>
        </draw:line>
        <draw:polygon draw:style-name="gr2" draw:text-style-name="P2" draw:layer="layout" svg:width="0.014cm" svg:height="1.775cm" svg:x="6.15cm" svg:y="0.891cm" svg:viewBox="0 0 15 1776" draw:points="15,0 0,1776">
          <text:p/>
        </draw:polygon>
        <draw:line draw:style-name="gr4" draw:text-style-name="P3" draw:layer="layout" svg:x1="6.165cm" svg:y1="0.891cm" svg:x2="6.15cm" svg:y2="2.667cm">
          <text:p/>
        </draw:line>
        <draw:polygon draw:style-name="gr2" draw:text-style-name="P2" draw:layer="layout" svg:width="0.013cm" svg:height="1.775cm" svg:x="7.221cm" svg:y="0.891cm" svg:viewBox="0 0 14 1776" draw:points="14,0 0,1776">
          <text:p/>
        </draw:polygon>
        <draw:line draw:style-name="gr4" draw:text-style-name="P3" draw:layer="layout" svg:x1="7.235cm" svg:y1="0.891cm" svg:x2="7.221cm" svg:y2="2.667cm">
          <text:p/>
        </draw:line>
        <draw:polygon draw:style-name="gr2" draw:text-style-name="P2" draw:layer="layout" svg:width="0.013cm" svg:height="1.775cm" svg:x="8.586cm" svg:y="0.808cm" svg:viewBox="0 0 14 1776" draw:points="14,0 0,1776">
          <text:p/>
        </draw:polygon>
        <draw:line draw:style-name="gr4" draw:text-style-name="P3" draw:layer="layout" svg:x1="8.6cm" svg:y1="0.808cm" svg:x2="8.586cm" svg:y2="2.584cm">
          <text:p/>
        </draw:line>
        <draw:polygon draw:style-name="gr2" draw:text-style-name="P2" draw:layer="layout" svg:width="0.013cm" svg:height="1.774cm" svg:x="9.951cm" svg:y="0.719cm" svg:viewBox="0 0 14 1775" draw:points="14,0 0,1775">
          <text:p/>
        </draw:polygon>
        <draw:line draw:style-name="gr4" draw:text-style-name="P3" draw:layer="layout" svg:x1="9.965cm" svg:y1="0.719cm" svg:x2="9.951cm" svg:y2="2.494cm">
          <text:p/>
        </draw:line>
        <draw:polygon draw:style-name="gr2" draw:text-style-name="P2" draw:layer="layout" svg:width="0.012cm" svg:height="1.774cm" svg:x="11.488cm" svg:y="0.652cm" svg:viewBox="0 0 13 1775" draw:points="13,0 0,1775">
          <text:p/>
        </draw:polygon>
        <draw:line draw:style-name="gr4" draw:text-style-name="P3" draw:layer="layout" svg:x1="11.501cm" svg:y1="0.652cm" svg:x2="11.488cm" svg:y2="2.427cm">
          <text:p/>
        </draw:line>
        <draw:polygon draw:style-name="gr2" draw:text-style-name="P2" draw:layer="layout" svg:width="0.013cm" svg:height="1.775cm" svg:x="5.016cm" svg:y="2.999cm" svg:viewBox="0 0 14 1776" draw:points="14,0 0,1776">
          <text:p/>
        </draw:polygon>
        <draw:line draw:style-name="gr4" draw:text-style-name="P3" draw:layer="layout" svg:x1="5.03cm" svg:y1="2.999cm" svg:x2="5.016cm" svg:y2="4.775cm">
          <text:p/>
        </draw:line>
        <draw:polygon draw:style-name="gr2" draw:text-style-name="P2" draw:layer="layout" svg:width="0.014cm" svg:height="1.774cm" svg:x="6.15cm" svg:y="3.04cm" svg:viewBox="0 0 15 1775" draw:points="15,0 0,1775">
          <text:p/>
        </draw:polygon>
        <draw:line draw:style-name="gr4" draw:text-style-name="P3" draw:layer="layout" svg:x1="6.165cm" svg:y1="3.04cm" svg:x2="6.15cm" svg:y2="4.815cm">
          <text:p/>
        </draw:line>
        <draw:polygon draw:style-name="gr2" draw:text-style-name="P2" draw:layer="layout" svg:width="0.013cm" svg:height="1.774cm" svg:x="7.221cm" svg:y="3.107cm" svg:viewBox="0 0 14 1775" draw:points="14,0 0,1775">
          <text:p/>
        </draw:polygon>
        <draw:line draw:style-name="gr4" draw:text-style-name="P3" draw:layer="layout" svg:x1="7.235cm" svg:y1="3.107cm" svg:x2="7.221cm" svg:y2="4.882cm">
          <text:p/>
        </draw:line>
        <draw:polygon draw:style-name="gr2" draw:text-style-name="P2" draw:layer="layout" svg:width="0.013cm" svg:height="1.775cm" svg:x="8.586cm" svg:y="3.153cm" svg:viewBox="0 0 14 1776" draw:points="14,0 0,1776">
          <text:p/>
        </draw:polygon>
        <draw:line draw:style-name="gr4" draw:text-style-name="P3" draw:layer="layout" svg:x1="8.6cm" svg:y1="3.153cm" svg:x2="8.586cm" svg:y2="4.929cm">
          <text:p/>
        </draw:line>
        <draw:polygon draw:style-name="gr2" draw:text-style-name="P2" draw:layer="layout" svg:width="0.013cm" svg:height="1.774cm" svg:x="9.951cm" svg:y="3.222cm" svg:viewBox="0 0 14 1775" draw:points="14,0 0,1775">
          <text:p/>
        </draw:polygon>
        <draw:line draw:style-name="gr4" draw:text-style-name="P3" draw:layer="layout" svg:x1="9.965cm" svg:y1="3.222cm" svg:x2="9.951cm" svg:y2="4.997cm">
          <text:p/>
        </draw:line>
        <draw:polygon draw:style-name="gr2" draw:text-style-name="P2" draw:layer="layout" svg:width="0.013cm" svg:height="1.774cm" svg:x="11.475cm" svg:y="3.294cm" svg:viewBox="0 0 14 1775" draw:points="14,0 0,1775">
          <text:p/>
        </draw:polygon>
        <draw:line draw:style-name="gr4" draw:text-style-name="P3" draw:layer="layout" svg:x1="11.489cm" svg:y1="3.294cm" svg:x2="11.475cm" svg:y2="5.069cm">
          <text:p/>
        </draw:line>
        <draw:polygon draw:style-name="gr5" draw:text-style-name="P4" draw:layer="layout" svg:width="1.398cm" svg:height="0.306cm" svg:x="13.841cm" svg:y="1.889cm" svg:viewBox="0 0 1399 307" draw:points="0,0 1399,0 1399,307 0,307">
          <text:p/>
        </draw:polygon>
        <draw:polygon draw:style-name="gr6" draw:text-style-name="P3" draw:layer="layout" svg:width="1.398cm" svg:height="0.306cm" svg:x="13.841cm" svg:y="1.889cm" svg:viewBox="0 0 1399 307" draw:points="0,0 1399,0 1399,307 0,307">
          <text:p/>
        </draw:polygon>
        <draw:polygon draw:style-name="gr5" draw:text-style-name="P4" draw:layer="layout" svg:width="1.398cm" svg:height="0.306cm" svg:x="13.841cm" svg:y="1.582cm" svg:viewBox="0 0 1399 307" draw:points="0,0 1399,0 1399,307 0,307">
          <text:p/>
        </draw:polygon>
        <draw:polygon draw:style-name="gr6" draw:text-style-name="P3" draw:layer="layout" svg:width="1.398cm" svg:height="0.306cm" svg:x="13.841cm" svg:y="1.582cm" svg:viewBox="0 0 1399 307" draw:points="0,0 1399,0 1399,307 0,307">
          <text:p/>
        </draw:polygon>
        <draw:polygon draw:style-name="gr5" draw:text-style-name="P4" draw:layer="layout" svg:width="1.398cm" svg:height="0.306cm" svg:x="13.841cm" svg:y="0.983cm" svg:viewBox="0 0 1399 307" draw:points="0,0 1399,0 1399,307 0,307">
          <text:p/>
        </draw:polygon>
        <draw:polygon draw:style-name="gr6" draw:text-style-name="P3" draw:layer="layout" svg:width="1.398cm" svg:height="0.306cm" svg:x="13.841cm" svg:y="0.983cm" svg:viewBox="0 0 1399 307" draw:points="0,0 1399,0 1399,307 0,307">
          <text:p/>
        </draw:polygon>
        <draw:polygon draw:style-name="gr5" draw:text-style-name="P4" draw:layer="layout" svg:width="1.398cm" svg:height="0.306cm" svg:x="13.841cm" svg:y="1.275cm" svg:viewBox="0 0 1399 307" draw:points="0,0 1399,0 1399,307 0,307">
          <text:p/>
        </draw:polygon>
        <draw:polygon draw:style-name="gr6" draw:text-style-name="P3" draw:layer="layout" svg:width="1.398cm" svg:height="0.306cm" svg:x="13.841cm" svg:y="1.275cm" svg:viewBox="0 0 1399 307" draw:points="0,0 1399,0 1399,307 0,307">
          <text:p/>
        </draw:polygon>
        <draw:polygon draw:style-name="gr5" draw:text-style-name="P4" draw:layer="layout" svg:width="1.398cm" svg:height="0.306cm" svg:x="13.841cm" svg:y="0.661cm" svg:viewBox="0 0 1399 307" draw:points="0,0 1399,0 1399,307 0,307">
          <text:p/>
        </draw:polygon>
        <draw:polygon draw:style-name="gr6" draw:text-style-name="P3" draw:layer="layout" svg:width="1.398cm" svg:height="0.306cm" svg:x="13.841cm" svg:y="0.661cm" svg:viewBox="0 0 1399 307" draw:points="0,0 1399,0 1399,307 0,307">
          <text:p/>
        </draw:polygon>
        <draw:polygon draw:style-name="gr5" draw:text-style-name="P4" draw:layer="layout" svg:width="1.398cm" svg:height="0.306cm" svg:x="13.841cm" svg:y="4.773cm" svg:viewBox="0 0 1399 307" draw:points="0,0 1399,0 1399,307 0,307">
          <text:p/>
        </draw:polygon>
        <draw:polygon draw:style-name="gr6" draw:text-style-name="P3" draw:layer="layout" svg:width="1.398cm" svg:height="0.306cm" svg:x="13.841cm" svg:y="4.773cm" svg:viewBox="0 0 1399 307" draw:points="0,0 1399,0 1399,307 0,307">
          <text:p/>
        </draw:polygon>
        <draw:polygon draw:style-name="gr5" draw:text-style-name="P4" draw:layer="layout" svg:width="1.398cm" svg:height="0.305cm" svg:x="13.841cm" svg:y="4.467cm" svg:viewBox="0 0 1399 306" draw:points="0,0 1399,0 1399,306 0,306">
          <text:p/>
        </draw:polygon>
        <draw:polygon draw:style-name="gr6" draw:text-style-name="P3" draw:layer="layout" svg:width="1.398cm" svg:height="0.305cm" svg:x="13.841cm" svg:y="4.467cm" svg:viewBox="0 0 1399 306" draw:points="0,0 1399,0 1399,306 0,306">
          <text:p/>
        </draw:polygon>
        <draw:polygon draw:style-name="gr5" draw:text-style-name="P4" draw:layer="layout" svg:width="1.398cm" svg:height="0.306cm" svg:x="13.841cm" svg:y="3.868cm" svg:viewBox="0 0 1399 307" draw:points="0,0 1399,0 1399,307 0,307">
          <text:p/>
        </draw:polygon>
        <draw:polygon draw:style-name="gr6" draw:text-style-name="P3" draw:layer="layout" svg:width="1.398cm" svg:height="0.306cm" svg:x="13.841cm" svg:y="3.868cm" svg:viewBox="0 0 1399 307" draw:points="0,0 1399,0 1399,307 0,307">
          <text:p/>
        </draw:polygon>
        <draw:polygon draw:style-name="gr5" draw:text-style-name="P4" draw:layer="layout" svg:width="1.398cm" svg:height="0.305cm" svg:x="13.841cm" svg:y="4.16cm" svg:viewBox="0 0 1399 306" draw:points="0,0 1399,0 1399,306 0,306">
          <text:p/>
        </draw:polygon>
        <draw:polygon draw:style-name="gr6" draw:text-style-name="P3" draw:layer="layout" svg:width="1.398cm" svg:height="0.305cm" svg:x="13.841cm" svg:y="4.16cm" svg:viewBox="0 0 1399 306" draw:points="0,0 1399,0 1399,306 0,306">
          <text:p/>
        </draw:polygon>
        <draw:polygon draw:style-name="gr5" draw:text-style-name="P4" draw:layer="layout" svg:width="1.398cm" svg:height="0.306cm" svg:x="13.841cm" svg:y="3.546cm" svg:viewBox="0 0 1399 307" draw:points="0,0 1399,0 1399,307 0,307">
          <text:p/>
        </draw:polygon>
        <draw:polygon draw:style-name="gr6" draw:text-style-name="P3" draw:layer="layout" svg:width="1.398cm" svg:height="0.306cm" svg:x="13.841cm" svg:y="3.546cm" svg:viewBox="0 0 1399 307" draw:points="0,0 1399,0 1399,307 0,307">
          <text:p/>
        </draw:polygon>
        <draw:polygon draw:style-name="gr2" draw:text-style-name="P2" draw:layer="layout" svg:width="2.074cm" svg:height="0.025cm" svg:x="0.312cm" svg:y="2.815cm" svg:viewBox="0 0 2075 26" draw:points="0,0 2075,26">
          <text:p/>
        </draw:polygon>
        <draw:line draw:style-name="gr7" draw:text-style-name="P3" draw:layer="layout" svg:x1="0.312cm" svg:y1="2.815cm" svg:x2="2.229cm" svg:y2="2.839cm">
          <text:p/>
        </draw:line>
        <draw:polygon draw:style-name="gr8" draw:text-style-name="P5" draw:layer="layout" svg:width="0.121cm" svg:height="0.088cm" svg:x="2.227cm" svg:y="2.794cm" svg:viewBox="0 0 122 89" draw:points="0,89 122,46 1,0">
          <text:p/>
        </draw:polygon>
        <draw:polygon draw:style-name="gr2" draw:text-style-name="P2" draw:layer="layout" svg:width="9.487cm" svg:height="1.608cm" svg:x="4.074cm" svg:y="1.211cm" svg:viewBox="0 0 9488 1609" draw:points="0,1609 9488,0">
          <text:p/>
        </draw:polygon>
        <draw:line draw:style-name="gr7" draw:text-style-name="P3" draw:layer="layout" svg:x1="4.074cm" svg:y1="2.82cm" svg:x2="13.406cm" svg:y2="1.238cm">
          <text:p/>
        </draw:line>
        <draw:polygon draw:style-name="gr8" draw:text-style-name="P5" draw:layer="layout" svg:width="0.125cm" svg:height="0.086cm" svg:x="13.398cm" svg:y="1.195cm" svg:viewBox="0 0 126 87" draw:points="14,87 126,23 0,0">
          <text:p/>
        </draw:polygon>
        <draw:polygon draw:style-name="gr2" draw:text-style-name="P2" draw:layer="layout" svg:width="9.599cm" svg:height="1.823cm" svg:x="4.077cm" svg:y="2.817cm" svg:viewBox="0 0 9600 1824" draw:points="0,0 9600,1824">
          <text:p/>
        </draw:polygon>
        <draw:line draw:style-name="gr7" draw:text-style-name="P3" draw:layer="layout" svg:x1="4.077cm" svg:y1="2.817cm" svg:x2="13.521cm" svg:y2="4.611cm">
          <text:p/>
        </draw:line>
        <draw:polygon draw:style-name="gr8" draw:text-style-name="P5" draw:layer="layout" svg:width="0.126cm" svg:height="0.086cm" svg:x="13.512cm" svg:y="4.567cm" svg:viewBox="0 0 127 87" draw:points="0,87 127,65 16,0">
          <text:p/>
        </draw:polygon>
        <draw:polygon draw:style-name="gr2" draw:text-style-name="P2" draw:layer="layout" svg:width="1.526cm" svg:height="0.021cm" svg:x="2.542cm" svg:y="2.838cm" svg:viewBox="0 0 1527 22" draw:points="0,22 1527,0">
          <text:p/>
        </draw:polygon>
        <draw:line draw:style-name="gr9" draw:text-style-name="P3" draw:layer="layout" svg:x1="2.542cm" svg:y1="2.86cm" svg:x2="3.911cm" svg:y2="2.84cm">
          <text:p/>
        </draw:line>
        <draw:polygon draw:style-name="gr8" draw:text-style-name="P5" draw:layer="layout" svg:width="0.121cm" svg:height="0.087cm" svg:x="3.909cm" svg:y="2.797cm" svg:viewBox="0 0 122 88" draw:points="1,88 122,43 0,0">
          <text:p/>
        </draw:polygon>
        <draw:polygon draw:style-name="gr2" draw:text-style-name="P2" draw:layer="layout" svg:width="4.776cm" svg:height="2.349cm" svg:x="2.542cm" svg:y="0.468cm" svg:viewBox="0 0 4777 2350" draw:points="0,2350 4777,0">
          <text:p/>
        </draw:polygon>
        <draw:line draw:style-name="gr7" draw:text-style-name="P3" draw:layer="layout" svg:x1="2.542cm" svg:y1="2.818cm" svg:x2="7.176cm" svg:y2="0.538cm">
          <text:p/>
        </draw:line>
        <draw:polygon draw:style-name="gr8" draw:text-style-name="P5" draw:layer="layout" svg:width="0.127cm" svg:height="0.092cm" svg:x="7.156cm" svg:y="0.485cm" svg:viewBox="0 0 128 93" draw:points="39,93 128,0 0,14">
          <text:p/>
        </draw:polygon>
        <draw:polygon draw:style-name="gr2" draw:text-style-name="P2" draw:layer="layout" svg:width="0.293cm" svg:height="0.512cm" svg:x="1.028cm" svg:y="2.304cm" svg:viewBox="0 0 294 513" draw:points="0,0 294,0 294,513 0,513">
          <text:p/>
        </draw:polygon>
        <draw:frame draw:style-name="gr10" draw:text-style-name="P7" draw:layer="layout" svg:width="0.352cm" svg:height="0.395cm" svg:x="1.028cm" svg:y="2.324cm">
          <draw:text-box>
            <text:p text:style-name="P6"><text:span text:style-name="T1">e</text:span></text:p>
          </draw:text-box>
        </draw:frame>
        <draw:polygon draw:style-name="gr2" draw:text-style-name="P2" draw:layer="layout" svg:width="0.293cm" svg:height="0.513cm" svg:x="5.443cm" svg:y="0.808cm" svg:viewBox="0 0 294 514" draw:points="0,0 294,0 294,514 0,514">
          <text:p/>
        </draw:polygon>
        <draw:frame draw:style-name="gr11" draw:text-style-name="P8" draw:layer="layout" svg:width="0.234cm" svg:height="0.268cm" svg:x="1.225cm" svg:y="2.298cm">
          <draw:text-box>
            <text:p text:style-name="P6"><text:span text:style-name="T2">-</text:span></text:p>
          </draw:text-box>
        </draw:frame>
        <draw:frame draw:style-name="gr10" draw:text-style-name="P7" draw:layer="layout" svg:width="0.352cm" svg:height="0.395cm" svg:x="5.443cm" svg:y="0.828cm">
          <draw:text-box>
            <text:p text:style-name="P6"><text:span text:style-name="T1">e</text:span></text:p>
          </draw:text-box>
        </draw:frame>
        <draw:polygon draw:style-name="gr2" draw:text-style-name="P2" draw:layer="layout" svg:width="0.293cm" svg:height="0.513cm" svg:x="6.726cm" svg:y="2.856cm" svg:viewBox="0 0 294 514" draw:points="0,0 294,0 294,514 0,514">
          <text:p/>
        </draw:polygon>
        <draw:frame draw:style-name="gr11" draw:text-style-name="P8" draw:layer="layout" svg:width="0.234cm" svg:height="0.268cm" svg:x="5.639cm" svg:y="0.802cm">
          <draw:text-box>
            <text:p text:style-name="P6"><text:span text:style-name="T2">-</text:span></text:p>
          </draw:text-box>
        </draw:frame>
        <draw:frame draw:style-name="gr10" draw:text-style-name="P7" draw:layer="layout" svg:width="0.352cm" svg:height="0.395cm" svg:x="6.726cm" svg:y="2.876cm">
          <draw:text-box>
            <text:p text:style-name="P6"><text:span text:style-name="T1">e</text:span></text:p>
          </draw:text-box>
        </draw:frame>
        <draw:polygon draw:style-name="gr2" draw:text-style-name="P2" draw:layer="layout" svg:width="0.377cm" svg:height="0.513cm" svg:x="6.726cm" svg:y="1.812cm" svg:viewBox="0 0 378 514" draw:points="0,0 378,0 378,514 0,514">
          <text:p/>
        </draw:polygon>
        <draw:frame draw:style-name="gr11" draw:text-style-name="P8" draw:layer="layout" svg:width="0.234cm" svg:height="0.268cm" svg:x="6.922cm" svg:y="2.85cm">
          <draw:text-box>
            <text:p text:style-name="P6"><text:span text:style-name="T2">-</text:span></text:p>
          </draw:text-box>
        </draw:frame>
        <draw:frame draw:style-name="gr10" draw:text-style-name="P7" draw:layer="layout" svg:width="0.352cm" svg:height="0.395cm" svg:x="6.726cm" svg:y="1.832cm">
          <draw:text-box>
            <text:p text:style-name="P6"><text:span text:style-name="T1">e</text:span></text:p>
          </draw:text-box>
        </draw:frame>
        <draw:polygon draw:style-name="gr2" draw:text-style-name="P2" draw:layer="layout" svg:width="1.113cm" svg:height="0.662cm" svg:x="13.983cm" svg:y="-0.017cm" svg:viewBox="0 0 1114 663" draw:points="0,0 1114,0 1114,663 0,663">
          <text:p/>
        </draw:polygon>
        <draw:frame draw:style-name="gr11" draw:text-style-name="P8" draw:layer="layout" svg:width="0.234cm" svg:height="0.268cm" svg:x="6.922cm" svg:y="1.807cm">
          <draw:text-box>
            <text:p text:style-name="P6"><text:span text:style-name="T2">+</text:span></text:p>
          </draw:text-box>
        </draw:frame>
        <draw:polygon draw:style-name="gr2" draw:text-style-name="P2" draw:layer="layout" svg:width="1.113cm" svg:height="0.663cm" svg:x="10.169cm" svg:y="0.146cm" svg:viewBox="0 0 1114 664" draw:points="0,0 1114,0 1114,664 0,664">
          <text:p/>
        </draw:polygon>
        <draw:frame draw:style-name="gr12" draw:text-style-name="P9" draw:layer="layout" svg:width="1.073cm" svg:height="0.556cm" svg:x="13.984cm" svg:y="0.01cm">
          <draw:text-box>
            <text:p text:style-name="P6"><text:span text:style-name="T3">ECal</text:span></text:p>
          </draw:text-box>
        </draw:frame>
        <draw:polygon draw:style-name="gr2" draw:text-style-name="P2" draw:layer="layout" svg:width="1.399cm" svg:height="0.662cm" svg:x="1.866cm" svg:y="4.285cm" svg:viewBox="0 0 1400 663" draw:points="0,0 1400,0 1400,663 0,663">
          <text:p/>
        </draw:polygon>
        <draw:frame draw:style-name="gr12" draw:text-style-name="P9" draw:layer="layout" svg:width="0.963cm" svg:height="0.556cm" svg:x="10.17cm" svg:y="0.174cm">
          <draw:text-box>
            <text:p text:style-name="P6"><text:span text:style-name="T4">SVT</text:span></text:p>
          </draw:text-box>
        </draw:frame>
        <draw:polygon draw:style-name="gr2" draw:text-style-name="P2" draw:layer="layout" svg:width="1.742cm" svg:height="0.463cm" svg:x="2.542cm" svg:y="0.749cm" svg:viewBox="0 0 1743 464" draw:points="0,0 1743,0 1743,464 0,464">
          <text:p/>
        </draw:polygon>
        <draw:frame draw:style-name="gr12" draw:text-style-name="P9" draw:layer="layout" svg:width="1.433cm" svg:height="0.556cm" svg:x="1.867cm" svg:y="4.312cm">
          <draw:text-box>
            <text:p text:style-name="P6"><text:span text:style-name="T5">Target</text:span></text:p>
          </draw:text-box>
        </draw:frame>
        <draw:polygon draw:style-name="gr2" draw:text-style-name="P2" draw:layer="layout" svg:width="1.218cm" svg:height="0.462cm" svg:x="3.389cm" svg:y="3.85cm" svg:viewBox="0 0 1219 463" draw:points="0,0 1219,0 1219,463 0,463">
          <text:p/>
        </draw:polygon>
        <draw:frame draw:style-name="gr10" draw:text-style-name="P7" draw:layer="layout" svg:width="1.678cm" svg:height="0.395cm" svg:x="2.542cm" svg:y="0.769cm">
          <draw:text-box>
            <text:p text:style-name="P6"><text:span text:style-name="T1">Production</text:span></text:p>
          </draw:text-box>
        </draw:frame>
        <draw:polygon draw:style-name="gr2" draw:text-style-name="P2" draw:layer="layout" svg:width="0.872cm" svg:height="1.499cm" svg:x="2.541cm" svg:y="1.212cm" svg:viewBox="0 0 873 1500" draw:points="873,0 0,1500">
          <text:p/>
        </draw:polygon>
        <draw:line draw:style-name="gr13" draw:text-style-name="P3" draw:layer="layout" svg:x1="3.414cm" svg:y1="1.212cm" svg:x2="2.621cm" svg:y2="2.575cm">
          <text:p/>
        </draw:line>
        <draw:polygon draw:style-name="gr14" draw:text-style-name="P10" draw:layer="layout" svg:width="0.098cm" svg:height="0.125cm" svg:x="2.561cm" svg:y="2.552cm" svg:viewBox="0 0 99 126" draw:points="22,0 0,126 99,45">
          <text:p/>
        </draw:polygon>
        <draw:polygon draw:style-name="gr2" draw:text-style-name="P2" draw:layer="layout" svg:width="0.052cm" svg:height="0.856cm" svg:x="3.998cm" svg:y="2.994cm" svg:viewBox="0 0 53 857" draw:points="0,857 53,0">
          <text:p/>
        </draw:polygon>
        <draw:line draw:style-name="gr13" draw:text-style-name="P3" draw:layer="layout" svg:x1="3.998cm" svg:y1="3.851cm" svg:x2="4.041cm" svg:y2="3.153cm">
          <text:p/>
        </draw:line>
        <draw:polygon draw:style-name="gr14" draw:text-style-name="P10" draw:layer="layout" svg:width="0.087cm" svg:height="0.122cm" svg:x="3.997cm" svg:y="3.033cm" svg:viewBox="0 0 88 123" draw:points="88,123 52,0 0,118">
          <text:p/>
        </draw:polygon>
        <draw:frame draw:style-name="gr10" draw:text-style-name="P7" draw:layer="layout" svg:width="1.001cm" svg:height="0.395cm" svg:x="3.39cm" svg:y="3.87cm">
          <draw:text-box>
            <text:p text:style-name="P6"><text:span text:style-name="T1">Deca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44" draw:style="rect" draw:dots1="1" draw:dots1-length="0.026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24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90"/>
    <meta:generator>LibreOffice/7.3.7.2$Linux_X86_64 LibreOffice_project/30$Build-2</meta:generator>
  </office:meta>
</office:document-meta>
</file>